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5.55pt"/>
    </style:style>
    <style:style style:name="co4" style:family="table-column">
      <style:table-column-properties fo:break-before="auto" style:column-width="157.49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165.49pt"/>
    </style:style>
    <style:style style:name="co7" style:family="table-column">
      <style:table-column-properties fo:break-before="auto" style:column-width="97.14pt"/>
    </style:style>
    <style:style style:name="co8" style:family="table-column">
      <style:table-column-properties fo:break-before="auto" style:column-width="95.61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94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135.69pt"/>
    </style:style>
    <style:style style:name="co13" style:family="table-column">
      <style:table-column-properties fo:break-before="auto" style:column-width="296.19pt"/>
    </style:style>
    <style:style style:name="ro1" style:family="table-row">
      <style:table-row-properties style:row-height="43.46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206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6"/>
        <table:table-column table:style-name="co9" table:default-cell-style-name="ce6"/>
        <table:table-column table:style-name="co2" table:default-cell-style-name="ce9"/>
        <table:table-column table:style-name="co2" table:default-cell-style-name="ce3"/>
        <table:table-column table:style-name="co2" table:default-cell-style-name="ce10"/>
        <table:table-column table:style-name="co10" table:default-cell-style-name="ce2"/>
        <table:table-column table:style-name="co11" table:default-cell-style-name="ce11"/>
        <table:table-column table:style-name="co12" table:default-cell-style-name="ce12"/>
        <table:table-column table:style-name="co13" table:default-cell-style-name="ce13"/>
        <table:table-column table:style-name="co2" table:number-columns-repeated="2" table:default-cell-style-name="ce13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Officer ID</text:p>
          </table:table-cell>
          <table:table-cell table:style-name="ce1" office:value-type="string" calcext:value-type="string">
            <text:p>Officer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Role 1</text:p>
          </table:table-cell>
          <table:table-cell table:style-name="ce1" office:value-type="string" calcext:value-type="string">
            <text:p>Primary #(RTCT)</text:p>
          </table:table-cell>
          <table:table-cell table:style-name="ce1" office:value-type="string" calcext:value-type="string">
            <text:p>Integrator ID</text:p>
          </table:table-cell>
          <table:table-cell table:style-name="ce1" office:value-type="string" calcext:value-type="string">
            <text:p>Integrator Name</text:p>
          </table:table-cell>
          <table:table-cell table:style-name="ce1" office:value-type="string" calcext:value-type="string">
            <text:p>Secondary # (Integrator Mobile No)</text:p>
          </table:table-cell>
          <table:table-cell table:style-name="ce1" office:value-type="string" calcext:value-type="string">
            <text:p>Third #(Emergency Contact No)</text:p>
          </table:table-cell>
          <table:table-cell table:style-name="ce1" office:value-type="string" calcext:value-type="string">
            <text:p>SOS Device Mobile Number</text:p>
          </table:table-cell>
          <table:table-cell table:style-name="ce1" office:value-type="string" calcext:value-type="string">
            <text:p>IMEI</text:p>
          </table:table-cell>
          <table:table-cell table:style-name="ce1" office:value-type="string" calcext:value-type="string">
            <text:p>Asset NO</text:p>
          </table:table-cell>
          <table:table-cell table:style-name="ce1" office:value-type="string" calcext:value-type="string">
            <text:p>SIM NO</text:p>
          </table:table-cell>
          <table:table-cell table:style-name="ce1" office:value-type="string" calcext:value-type="string">
            <text:p>SOS Devcie Configuration status</text:p>
          </table:table-cell>
          <table:table-cell table:style-name="ce1" office:value-type="string" calcext:value-type="string">
            <text:p>Name SOS Set</text:p>
          </table:table-cell>
          <table:table-cell table:style-name="ce1" office:value-type="string" calcext:value-type="string">
            <text:p>Geo Tracker 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11142</text:p>
          </table:table-cell>
          <table:table-cell office:value-type="string" calcext:value-type="string">
            <text:p>Ganga Shar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760769936" calcext:value-type="float">
            <text:p>9760769936</text:p>
          </table:table-cell>
          <table:table-cell office:value-type="float" office:value="9121139498" calcext:value-type="float">
            <text:p>9121139498</text:p>
          </table:table-cell>
          <table:table-cell office:value-type="float" office:value="911434950006808" calcext:value-type="float">
            <text:p>911434950006808</text:p>
          </table:table-cell>
          <table:table-cell office:value-type="float" office:value="1234513044" calcext:value-type="float">
            <text:p>1234513044</text:p>
          </table:table-cell>
          <table:table-cell office:value-type="string" calcext:value-type="string">
            <text:p>8991000900018717002U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11144</text:p>
          </table:table-cell>
          <table:table-cell office:value-type="string" calcext:value-type="string">
            <text:p>Kanchan Brijwas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8700527391" calcext:value-type="float">
            <text:p>8700527391</text:p>
          </table:table-cell>
          <table:table-cell office:value-type="float" office:value="9121139499" calcext:value-type="float">
            <text:p>9121139499</text:p>
          </table:table-cell>
          <table:table-cell office:value-type="float" office:value="911434950006907" calcext:value-type="float">
            <text:p>911434950006907</text:p>
          </table:table-cell>
          <table:table-cell office:value-type="float" office:value="1234513043" calcext:value-type="float">
            <text:p>1234513043</text:p>
          </table:table-cell>
          <table:table-cell office:value-type="string" calcext:value-type="string">
            <text:p>8991000900018716111U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11275</text:p>
          </table:table-cell>
          <table:table-cell office:value-type="string" calcext:value-type="string">
            <text:p>Son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7398048296" calcext:value-type="float">
            <text:p>7398048296</text:p>
          </table:table-cell>
          <table:table-cell office:value-type="float" office:value="9121139500" calcext:value-type="float">
            <text:p>9121139500</text:p>
          </table:table-cell>
          <table:table-cell office:value-type="float" office:value="911434950008200" calcext:value-type="float">
            <text:p>911434950008200</text:p>
          </table:table-cell>
          <table:table-cell office:value-type="float" office:value="1234513037" calcext:value-type="float">
            <text:p>1234513037</text:p>
          </table:table-cell>
          <table:table-cell office:value-type="string" calcext:value-type="string">
            <text:p>8991000900018716129U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11276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540318119" calcext:value-type="float">
            <text:p>9540318119</text:p>
          </table:table-cell>
          <table:table-cell office:value-type="float" office:value="9121139501" calcext:value-type="float">
            <text:p>9121139501</text:p>
          </table:table-cell>
          <table:table-cell office:value-type="float" office:value="911434950008150" calcext:value-type="float">
            <text:p>911434950008150</text:p>
          </table:table-cell>
          <table:table-cell office:value-type="float" office:value="1234513038" calcext:value-type="float">
            <text:p>1234513038</text:p>
          </table:table-cell>
          <table:table-cell office:value-type="string" calcext:value-type="string">
            <text:p>8991000900018716137U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1292</text:p>
          </table:table-cell>
          <table:table-cell office:value-type="string" calcext:value-type="string">
            <text:p>kausar kh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540040859" calcext:value-type="float">
            <text:p>9540040859</text:p>
          </table:table-cell>
          <table:table-cell office:value-type="float" office:value="9121139502" calcext:value-type="float">
            <text:p>9121139502</text:p>
          </table:table-cell>
          <table:table-cell office:value-type="float" office:value="911434950006998" calcext:value-type="float">
            <text:p>911434950006998</text:p>
          </table:table-cell>
          <table:table-cell office:value-type="float" office:value="1234513040" calcext:value-type="float">
            <text:p>1234513040</text:p>
          </table:table-cell>
          <table:table-cell office:value-type="string" calcext:value-type="string">
            <text:p>8991000900018716145U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Ritu Sing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687" calcext:value-type="float">
            <text:p>11687</text:p>
          </table:table-cell>
          <table:table-cell office:value-type="string" calcext:value-type="string">
            <text:p>Chaturvedi Abhishek</text:p>
          </table:table-cell>
          <table:table-cell office:value-type="float" office:value="7032324111" calcext:value-type="float">
            <text:p>7032324111</text:p>
          </table:table-cell>
          <table:table-cell office:value-type="float" office:value="9999037193" calcext:value-type="float">
            <text:p>9999037193</text:p>
          </table:table-cell>
          <table:table-cell office:value-type="float" office:value="9121139503" calcext:value-type="float">
            <text:p>9121139503</text:p>
          </table:table-cell>
          <table:table-cell office:value-type="float" office:value="911434950007012" calcext:value-type="float">
            <text:p>911434950007012</text:p>
          </table:table-cell>
          <table:table-cell office:value-type="float" office:value="1234513042" calcext:value-type="float">
            <text:p>1234513042</text:p>
          </table:table-cell>
          <table:table-cell office:value-type="string" calcext:value-type="string">
            <text:p>8991000900018716152U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11348</text:p>
          </table:table-cell>
          <table:table-cell table:style-name="ce4" office:value-type="string" calcext:value-type="string">
            <text:p>Priyanka Bhatt</text:p>
          </table:table-cell>
          <table:table-cell table:style-name="ce4" office:value-type="string" calcext:value-type="string">
            <text:p>Female</text:p>
          </table:table-cell>
          <table:table-cell table:style-name="ce4"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table:style-name="ce7" office:value-type="float" office:value="11800" calcext:value-type="float">
            <text:p>11800</text:p>
          </table:table-cell>
          <table:table-cell table:style-name="ce7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table:style-name="ce4" office:value-type="float" office:value="8755317778" calcext:value-type="float">
            <text:p>8755317778</text:p>
          </table:table-cell>
          <table:table-cell office:value-type="float" office:value="9121139504" calcext:value-type="float">
            <text:p>9121139504</text:p>
          </table:table-cell>
          <table:table-cell office:value-type="float" office:value="911434950007046" calcext:value-type="float">
            <text:p>911434950007046</text:p>
          </table:table-cell>
          <table:table-cell office:value-type="float" office:value="1234513041" calcext:value-type="float">
            <text:p>1234513041</text:p>
          </table:table-cell>
          <table:table-cell office:value-type="string" calcext:value-type="string">
            <text:p>8991000900018716160U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11349</text:p>
          </table:table-cell>
          <table:table-cell table:style-name="ce4" office:value-type="string" calcext:value-type="string">
            <text:p>Preetibala .</text:p>
          </table:table-cell>
          <table:table-cell table:style-name="ce4" office:value-type="string" calcext:value-type="string">
            <text:p>Female</text:p>
          </table:table-cell>
          <table:table-cell table:style-name="ce4"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table:style-name="ce7" office:value-type="float" office:value="11800" calcext:value-type="float">
            <text:p>11800</text:p>
          </table:table-cell>
          <table:table-cell table:style-name="ce7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table:style-name="ce4" office:value-type="float" office:value="7747848996" calcext:value-type="float">
            <text:p>7747848996</text:p>
          </table:table-cell>
          <table:table-cell office:value-type="float" office:value="9121139505" calcext:value-type="float">
            <text:p>9121139505</text:p>
          </table:table-cell>
          <table:table-cell office:value-type="float" office:value="911434950007178" calcext:value-type="float">
            <text:p>911434950007178</text:p>
          </table:table-cell>
          <table:table-cell office:value-type="float" office:value="1234513039" calcext:value-type="float">
            <text:p>1234513039</text:p>
          </table:table-cell>
          <table:table-cell office:value-type="string" calcext:value-type="string">
            <text:p>8991000900018716178U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11377</text:p>
          </table:table-cell>
          <table:table-cell table:style-name="ce4" office:value-type="string" calcext:value-type="string">
            <text:p>Priyanka Kumari</text:p>
          </table:table-cell>
          <table:table-cell table:style-name="ce4" office:value-type="string" calcext:value-type="string">
            <text:p>Female</text:p>
          </table:table-cell>
          <table:table-cell table:style-name="ce4"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table:style-name="ce7" office:value-type="float" office:value="11800" calcext:value-type="float">
            <text:p>11800</text:p>
          </table:table-cell>
          <table:table-cell table:style-name="ce7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table:style-name="ce4" office:value-type="float" office:value="9572868090" calcext:value-type="float">
            <text:p>9572868090</text:p>
          </table:table-cell>
          <table:table-cell office:value-type="float" office:value="9121139506" calcext:value-type="float">
            <text:p>9121139506</text:p>
          </table:table-cell>
          <table:table-cell office:value-type="float" office:value="911434950007103" calcext:value-type="float">
            <text:p>911434950007103</text:p>
          </table:table-cell>
          <table:table-cell office:value-type="float" office:value="1234513036" calcext:value-type="float">
            <text:p>1234513036</text:p>
          </table:table-cell>
          <table:table-cell office:value-type="string" calcext:value-type="string">
            <text:p>8991000900018716186U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A11383</text:p>
          </table:table-cell>
          <table:table-cell table:style-name="ce4" office:value-type="string" calcext:value-type="string">
            <text:p>NutanKumari Verma</text:p>
          </table:table-cell>
          <table:table-cell table:style-name="ce4" office:value-type="string" calcext:value-type="string">
            <text:p>Female</text:p>
          </table:table-cell>
          <table:table-cell table:style-name="ce4"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table:style-name="ce7" office:value-type="float" office:value="11800" calcext:value-type="float">
            <text:p>11800</text:p>
          </table:table-cell>
          <table:table-cell table:style-name="ce7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table:style-name="ce4" office:value-type="float" office:value="8294907739" calcext:value-type="float">
            <text:p>8294907739</text:p>
          </table:table-cell>
          <table:table-cell office:value-type="float" office:value="9121139507" calcext:value-type="float">
            <text:p>9121139507</text:p>
          </table:table-cell>
          <table:table-cell office:value-type="float" office:value="911434950007004" calcext:value-type="float">
            <text:p>911434950007004</text:p>
          </table:table-cell>
          <table:table-cell office:value-type="float" office:value="1234513035" calcext:value-type="float">
            <text:p>1234513035</text:p>
          </table:table-cell>
          <table:table-cell office:value-type="string" calcext:value-type="string">
            <text:p>8991000900018716194U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10302</text:p>
          </table:table-cell>
          <table:table-cell office:value-type="string" calcext:value-type="string">
            <text:p>Sunaina L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7906862846" calcext:value-type="float">
            <text:p>7906862846</text:p>
          </table:table-cell>
          <table:table-cell office:value-type="float" office:value="9121139508" calcext:value-type="float">
            <text:p>9121139508</text:p>
          </table:table-cell>
          <table:table-cell office:value-type="float" office:value="911434950008101" calcext:value-type="float">
            <text:p>911434950008101</text:p>
          </table:table-cell>
          <table:table-cell office:value-type="float" office:value="1234513007" calcext:value-type="float">
            <text:p>1234513007</text:p>
          </table:table-cell>
          <table:table-cell office:value-type="string" calcext:value-type="string">
            <text:p>8991000900018716202U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10334</text:p>
          </table:table-cell>
          <table:table-cell office:value-type="string" calcext:value-type="string">
            <text:p>Chonika Bor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577779661" calcext:value-type="float">
            <text:p>9577779661</text:p>
          </table:table-cell>
          <table:table-cell office:value-type="float" office:value="9121139509" calcext:value-type="float">
            <text:p>9121139509</text:p>
          </table:table-cell>
          <table:table-cell office:value-type="float" office:value="911434950008218" calcext:value-type="float">
            <text:p>911434950008218</text:p>
          </table:table-cell>
          <table:table-cell office:value-type="float" office:value="1234513006" calcext:value-type="float">
            <text:p>1234513006</text:p>
          </table:table-cell>
          <table:table-cell office:value-type="string" calcext:value-type="string">
            <text:p>8991000900018716210U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10356</text:p>
          </table:table-cell>
          <table:table-cell office:value-type="string" calcext:value-type="string">
            <text:p>Janakisingh D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7750815413" calcext:value-type="float">
            <text:p>7750815413</text:p>
          </table:table-cell>
          <table:table-cell office:value-type="float" office:value="9121139510" calcext:value-type="float">
            <text:p>9121139510</text:p>
          </table:table-cell>
          <table:table-cell office:value-type="float" office:value="911434950008184" calcext:value-type="float">
            <text:p>911434950008184</text:p>
          </table:table-cell>
          <table:table-cell office:value-type="float" office:value="1234513005" calcext:value-type="float">
            <text:p>1234513005</text:p>
          </table:table-cell>
          <table:table-cell office:value-type="string" calcext:value-type="string">
            <text:p>8991000900018716228U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10357</text:p>
          </table:table-cell>
          <table:table-cell office:value-type="string" calcext:value-type="string">
            <text:p>Jamuna Maj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8338889753" calcext:value-type="float">
            <text:p>8338889753</text:p>
          </table:table-cell>
          <table:table-cell office:value-type="float" office:value="9121139511" calcext:value-type="float">
            <text:p>9121139511</text:p>
          </table:table-cell>
          <table:table-cell office:value-type="float" office:value="911434950008127" calcext:value-type="float">
            <text:p>911434950008127</text:p>
          </table:table-cell>
          <table:table-cell office:value-type="float" office:value="1234513004" calcext:value-type="float">
            <text:p>1234513004</text:p>
          </table:table-cell>
          <table:table-cell office:value-type="string" calcext:value-type="string">
            <text:p>8991000900018716236U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11010</text:p>
          </table:table-cell>
          <table:table-cell office:value-type="string" calcext:value-type="string">
            <text:p>Anju Dev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P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8750962488" calcext:value-type="float">
            <text:p>8750962488</text:p>
          </table:table-cell>
          <table:table-cell office:value-type="float" office:value="9121139512" calcext:value-type="float">
            <text:p>9121139512</text:p>
          </table:table-cell>
          <table:table-cell office:value-type="float" office:value="911434950007988" calcext:value-type="float">
            <text:p>911434950007988</text:p>
          </table:table-cell>
          <table:table-cell office:value-type="float" office:value="1234513003" calcext:value-type="float">
            <text:p>1234513003</text:p>
          </table:table-cell>
          <table:table-cell office:value-type="string" calcext:value-type="string">
            <text:p>8991000900018716244U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11351</text:p>
          </table:table-cell>
          <table:table-cell office:value-type="string" calcext:value-type="string">
            <text:p>Rabiya Khat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919035739" calcext:value-type="float">
            <text:p>9919035739</text:p>
          </table:table-cell>
          <table:table-cell office:value-type="float" office:value="9121139513" calcext:value-type="float">
            <text:p>9121139513</text:p>
          </table:table-cell>
          <table:table-cell office:value-type="float" office:value="911434950006691" calcext:value-type="float">
            <text:p>911434950006691</text:p>
          </table:table-cell>
          <table:table-cell office:value-type="float" office:value="1234513002" calcext:value-type="float">
            <text:p>1234513002</text:p>
          </table:table-cell>
          <table:table-cell office:value-type="string" calcext:value-type="string">
            <text:p>8991000900018716251U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11384</text:p>
          </table:table-cell>
          <table:table-cell office:value-type="string" calcext:value-type="string">
            <text:p>Deemp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599373171" calcext:value-type="float">
            <text:p>9599373171</text:p>
          </table:table-cell>
          <table:table-cell office:value-type="float" office:value="9121139514" calcext:value-type="float">
            <text:p>9121139514</text:p>
          </table:table-cell>
          <table:table-cell office:value-type="float" office:value="911434950006733" calcext:value-type="float">
            <text:p>911434950006733</text:p>
          </table:table-cell>
          <table:table-cell office:value-type="float" office:value="1234513001" calcext:value-type="float">
            <text:p>1234513001</text:p>
          </table:table-cell>
          <table:table-cell office:value-type="string" calcext:value-type="string">
            <text:p>8991000900018716269U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11407</text:p>
          </table:table-cell>
          <table:table-cell office:value-type="string" calcext:value-type="string">
            <text:p>Priti Yada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451967069" calcext:value-type="float">
            <text:p>9451967069</text:p>
          </table:table-cell>
          <table:table-cell office:value-type="float" office:value="9121139516" calcext:value-type="float">
            <text:p>9121139516</text:p>
          </table:table-cell>
          <table:table-cell office:value-type="float" office:value="911434950006436" calcext:value-type="float">
            <text:p>911434950006436</text:p>
          </table:table-cell>
          <table:table-cell office:value-type="float" office:value="1234512999" calcext:value-type="float">
            <text:p>1234512999</text:p>
          </table:table-cell>
          <table:table-cell office:value-type="string" calcext:value-type="string">
            <text:p>8991000900018716285U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11408</text:p>
          </table:table-cell>
          <table:table-cell office:value-type="string" calcext:value-type="string">
            <text:p>Anshu Rawa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198879288" calcext:value-type="float">
            <text:p>9198879288</text:p>
          </table:table-cell>
          <table:table-cell office:value-type="float" office:value="9121139517" calcext:value-type="float">
            <text:p>9121139517</text:p>
          </table:table-cell>
          <table:table-cell office:value-type="float" office:value="911434950006519" calcext:value-type="float">
            <text:p>911434950006519</text:p>
          </table:table-cell>
          <table:table-cell office:value-type="float" office:value="1234513008" calcext:value-type="float">
            <text:p>1234513008</text:p>
          </table:table-cell>
          <table:table-cell office:value-type="string" calcext:value-type="string">
            <text:p>8991000900018716293U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11409</text:p>
          </table:table-cell>
          <table:table-cell office:value-type="string" calcext:value-type="string">
            <text:p>Priyanka Ra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8009762164" calcext:value-type="float">
            <text:p>8009762164</text:p>
          </table:table-cell>
          <table:table-cell office:value-type="float" office:value="9121139518" calcext:value-type="float">
            <text:p>9121139518</text:p>
          </table:table-cell>
          <table:table-cell office:value-type="float" office:value="911434950006501" calcext:value-type="float">
            <text:p>911434950006501</text:p>
          </table:table-cell>
          <table:table-cell office:value-type="float" office:value="1234513009" calcext:value-type="float">
            <text:p>1234513009</text:p>
          </table:table-cell>
          <table:table-cell office:value-type="string" calcext:value-type="string">
            <text:p>8991000900018716301U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11410</text:p>
          </table:table-cell>
          <table:table-cell office:value-type="string" calcext:value-type="string">
            <text:p>Shruti Yadav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565854651" calcext:value-type="float">
            <text:p>9565854651</text:p>
          </table:table-cell>
          <table:table-cell office:value-type="float" office:value="9121139519" calcext:value-type="float">
            <text:p>9121139519</text:p>
          </table:table-cell>
          <table:table-cell office:value-type="float" office:value="911434950006543" calcext:value-type="float">
            <text:p>911434950006543</text:p>
          </table:table-cell>
          <table:table-cell office:value-type="float" office:value="1234513010" calcext:value-type="float">
            <text:p>1234513010</text:p>
          </table:table-cell>
          <table:table-cell office:value-type="string" calcext:value-type="string">
            <text:p>8991000900018716319U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11411</text:p>
          </table:table-cell>
          <table:table-cell office:value-type="string" calcext:value-type="string">
            <text:p>Priya Tripa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7565057531" calcext:value-type="float">
            <text:p>7565057531</text:p>
          </table:table-cell>
          <table:table-cell office:value-type="float" office:value="9121139520" calcext:value-type="float">
            <text:p>9121139520</text:p>
          </table:table-cell>
          <table:table-cell office:value-type="float" office:value="911434950006972" calcext:value-type="float">
            <text:p>911434950006972</text:p>
          </table:table-cell>
          <table:table-cell office:value-type="float" office:value="1234513011" calcext:value-type="float">
            <text:p>1234513011</text:p>
          </table:table-cell>
          <table:table-cell office:value-type="string" calcext:value-type="string">
            <text:p>8991000900018716327U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11439</text:p>
          </table:table-cell>
          <table:table-cell office:value-type="string" calcext:value-type="string">
            <text:p>Shak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557343114" calcext:value-type="float">
            <text:p>9557343114</text:p>
          </table:table-cell>
          <table:table-cell office:value-type="float" office:value="9121139522" calcext:value-type="float">
            <text:p>9121139522</text:p>
          </table:table-cell>
          <table:table-cell office:value-type="float" office:value="911434950006527" calcext:value-type="float">
            <text:p>911434950006527</text:p>
          </table:table-cell>
          <table:table-cell office:value-type="float" office:value="1234513013" calcext:value-type="float">
            <text:p>1234513013</text:p>
          </table:table-cell>
          <table:table-cell office:value-type="string" calcext:value-type="string">
            <text:p>8991000900018716343U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11442</text:p>
          </table:table-cell>
          <table:table-cell office:value-type="string" calcext:value-type="string">
            <text:p>Priyanka Kumari Kachha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table:style-name="ce8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113147460" calcext:value-type="float">
            <text:p>9113147460</text:p>
          </table:table-cell>
          <table:table-cell office:value-type="float" office:value="9121139523" calcext:value-type="float">
            <text:p>9121139523</text:p>
          </table:table-cell>
          <table:table-cell office:value-type="float" office:value="911434950006360" calcext:value-type="float">
            <text:p>911434950006360</text:p>
          </table:table-cell>
          <table:table-cell office:value-type="float" office:value="1234513014" calcext:value-type="float">
            <text:p>1234513014</text:p>
          </table:table-cell>
          <table:table-cell office:value-type="string" calcext:value-type="string">
            <text:p>8991000900018716350U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11444</text:p>
          </table:table-cell>
          <table:table-cell office:value-type="string" calcext:value-type="string">
            <text:p>Sumaiya Kh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Physi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table:style-name="ce8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891471047" calcext:value-type="float">
            <text:p>9891471047</text:p>
          </table:table-cell>
          <table:table-cell office:value-type="float" office:value="9121139524" calcext:value-type="float">
            <text:p>9121139524</text:p>
          </table:table-cell>
          <table:table-cell office:value-type="float" office:value="911434950007129" calcext:value-type="float">
            <text:p>911434950007129</text:p>
          </table:table-cell>
          <table:table-cell office:value-type="float" office:value="1234513015" calcext:value-type="float">
            <text:p>1234513015</text:p>
          </table:table-cell>
          <table:table-cell office:value-type="string" calcext:value-type="string">
            <text:p>8991000900018716368U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11446</text:p>
          </table:table-cell>
          <table:table-cell office:value-type="string" calcext:value-type="string">
            <text:p>Gaj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table:style-name="ce8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711656199" calcext:value-type="float">
            <text:p>9711656199</text:p>
          </table:table-cell>
          <table:table-cell office:value-type="float" office:value="9121139525" calcext:value-type="float">
            <text:p>9121139525</text:p>
          </table:table-cell>
          <table:table-cell office:value-type="float" office:value="911434950007053" calcext:value-type="float">
            <text:p>911434950007053</text:p>
          </table:table-cell>
          <table:table-cell office:value-type="float" office:value="1234513016" calcext:value-type="float">
            <text:p>1234513016</text:p>
          </table:table-cell>
          <table:table-cell office:value-type="string" calcext:value-type="string">
            <text:p>8991000900018716376U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11456</text:p>
          </table:table-cell>
          <table:table-cell office:value-type="string" calcext:value-type="string">
            <text:p>Ambalika Choudh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table:style-name="ce8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8527352033" calcext:value-type="float">
            <text:p>8527352033</text:p>
          </table:table-cell>
          <table:table-cell office:value-type="float" office:value="9121139526" calcext:value-type="float">
            <text:p>9121139526</text:p>
          </table:table-cell>
          <table:table-cell office:value-type="float" office:value="911434950006618" calcext:value-type="float">
            <text:p>911434950006618</text:p>
          </table:table-cell>
          <table:table-cell office:value-type="float" office:value="1234513025" calcext:value-type="float">
            <text:p>1234513025</text:p>
          </table:table-cell>
          <table:table-cell office:value-type="string" calcext:value-type="string">
            <text:p>8991000900018716384U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11457</text:p>
          </table:table-cell>
          <table:table-cell office:value-type="string" calcext:value-type="string">
            <text:p>Nidhi Kum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table:style-name="ce8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971987494" calcext:value-type="float">
            <text:p>9971987494</text:p>
          </table:table-cell>
          <table:table-cell office:value-type="float" office:value="9121139527" calcext:value-type="float">
            <text:p>9121139527</text:p>
          </table:table-cell>
          <table:table-cell office:value-type="float" office:value="911434950006824" calcext:value-type="float">
            <text:p>911434950006824</text:p>
          </table:table-cell>
          <table:table-cell office:value-type="float" office:value="1234513023" calcext:value-type="float">
            <text:p>1234513023</text:p>
          </table:table-cell>
          <table:table-cell office:value-type="string" calcext:value-type="string">
            <text:p>8991000900018716392U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11458</text:p>
          </table:table-cell>
          <table:table-cell office:value-type="string" calcext:value-type="string">
            <text:p>Ansh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HHO</text:p>
          </table:table-cell>
          <table:table-cell office:value-type="float" office:value="9704804444" calcext:value-type="float">
            <text:p>9704804444</text:p>
          </table:table-cell>
          <table:table-cell office:value-type="float" office:value="11800" calcext:value-type="float">
            <text:p>11800</text:p>
          </table:table-cell>
          <table:table-cell table:style-name="ce8" office:value-type="string" calcext:value-type="string">
            <text:p>Jenamani Asitranjan Biswabhusan</text:p>
          </table:table-cell>
          <table:table-cell office:value-type="float" office:value="7763832189" calcext:value-type="float">
            <text:p>7763832189</text:p>
          </table:table-cell>
          <table:table-cell office:value-type="float" office:value="9971163754" calcext:value-type="float">
            <text:p>9971163754</text:p>
          </table:table-cell>
          <table:table-cell office:value-type="float" office:value="9121139528" calcext:value-type="float">
            <text:p>9121139528</text:p>
          </table:table-cell>
          <table:table-cell office:value-type="float" office:value="911434950007061" calcext:value-type="float">
            <text:p>911434950007061</text:p>
          </table:table-cell>
          <table:table-cell office:value-type="float" office:value="1234513024" calcext:value-type="float">
            <text:p>1234513024</text:p>
          </table:table-cell>
          <table:table-cell office:value-type="string" calcext:value-type="string">
            <text:p>8991000900018716400U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R9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8:25:03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S</meta:editing-duration>
    <meta:editing-cycles>4</meta:editing-cycles>
    <meta:generator>LibreOffice/5.1.6.2$Windows_x86 LibreOffice_project/07ac168c60a517dba0f0d7bc7540f5afa45f0909</meta:generator>
    <dc:date>2018-01-10T18:32:18.197000000</dc:date>
    <meta:document-statistic meta:table-count="3" meta:cell-count="453" meta:object-count="0"/>
    <meta:user-defined meta:name="Info 1"/>
    <meta:user-defined meta:name="Info 2"/>
    <meta:user-defined meta:name="Info 3"/>
    <meta:user-defined meta:name="Info 4"/>
  </office:meta>
</office:document-meta>
</file>